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14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76.25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187.2pt"/>
    </style:style>
    <style:style style:name="co6" style:family="table-column">
      <style:table-column-properties fo:break-before="auto" style:column-width="160.44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81.4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none"/>
      <style:text-properties style:font-name="DejaVu Sans Mono" fo:font-size="10pt" style:font-size-asian="10pt" style:font-size-complex="10pt"/>
    </style:style>
    <style:style style:name="ce2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1.11pt double #000000" style:border-line-width-top="0.06pt 0.99pt 0.06pt"/>
      <style:text-properties style:font-name="DejaVu Sans Mono" fo:font-size="10pt" style:font-size-asian="10pt" style:font-size-complex="10pt"/>
    </style:style>
    <style:style style:name="ce3" style:family="table-cell" style:parent-style-name="Default">
      <style:text-properties style:font-name="DejaVu Sans Mono" fo:font-size="10pt" style:font-size-asian="10pt" style:font-size-complex="10pt"/>
    </style:style>
    <style:style style:name="ce4" style:family="table-cell" style:parent-style-name="Default">
      <style:table-cell-properties fo:border-bottom="1.11pt double #000000" style:border-line-width-bottom="0.06pt 0.99pt 0.06pt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style:font-name="DejaVu Sans Mono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none" fo:padding-bottom="1.39pt" fo:padding-left="0.99pt" fo:padding-right="0.99pt" fo:padding-top="1.39pt" fo:border-right="none" fo:border-top="1.11pt double #000000" style:border-line-width-top="0.06pt 0.99pt 0.06pt"/>
      <style:paragraph-properties fo:text-align="center" fo:margin-left="0pt"/>
      <style:text-properties style:font-name="DejaVu Sans Mono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10pt" style:font-size-asian="10pt" style:font-size-complex="10pt"/>
    </style:style>
    <style:style style:name="ce7" style:family="table-cell" style:parent-style-name="Default">
      <style:table-cell-properties fo:border-bottom="1.11pt double #000000" style:border-line-width-bottom="0.06pt 0.99pt 0.06pt" fo:border-left="none" fo:border-right="none" fo:border-top="none"/>
      <style:text-properties style:font-name="DejaVu Sans Mono" fo:font-size="10pt" style:font-size-asian="10pt" style:font-size-complex="10pt"/>
    </style:style>
    <style:style style:name="ce8" style:family="table-cell" style:parent-style-name="Default">
      <style:text-properties style:font-name="DejaVu Sans Mono"/>
    </style:style>
    <style:style style:name="ce9" style:family="table-cell" style:parent-style-name="Default">
      <style:table-cell-properties fo:border="none" fo:padding-bottom="1.39pt" fo:padding-left="0.99pt" fo:padding-right="0.99pt" fo:padding-top="1.39pt"/>
      <style:text-properties style:font-name="DejaVu Sans Mono" fo:font-size="10pt" style:font-size-asian="10pt" style:font-size-complex="10pt"/>
    </style:style>
    <style:style style:name="ce10" style:family="table-cell" style:parent-style-name="Default">
      <style:text-properties fo:color="#0000ff" style:font-name="DejaVu Sans Mon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padding-bottom="1.39pt" fo:padding-left="0.99pt" fo:padding-right="0.99pt" fo:padding-top="1.39pt"/>
      <style:text-properties fo:color="#008000" style:font-name="DejaVu Sans Mono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WB430_pinout" table:style-name="ta1" table:print-ranges="WB430_pinout.A1:WB430_pinout.H1048576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3" table:default-cell-style-name="ce3"/>
        <table:table-column table:style-name="co9" table:default-cell-style-name="ce8"/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Si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d cell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Cell</text:p>
          </table:table-cell>
          <table:table-cell table:style-name="ce7" office:value-type="string" calcext:value-type="string">
            <text:p>Placed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</text:p>
          </table:table-cell>
          <table:table-cell table:style-name="ce8" office:value-type="string" calcext:value-type="string">
            <text:p>f0[7]</text:p>
          </table:table-cell>
          <table:table-cell table:style-name="ce2" table:number-columns-repeated="3"/>
          <table:table-cell office:value-type="string" calcext:value-type="string">
            <text:p>SwitchMapper</text:p>
          </table:table-cell>
          <table:table-cell table:style-name="ce2"/>
          <table:table-cell/>
          <table:table-cell office:value-type="string" calcext:value-type="string">
            <text:p>SwitchMapper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0[6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2"/>
          <table:table-cell office:value-type="string" calcext:value-type="string">
            <text:p>FCWmux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f0[5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2"/>
          <table:table-cell office:value-type="string" calcext:value-type="string">
            <text:p>AntSwitch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0[4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2"/>
          <table:table-cell office:value-type="string" calcext:value-type="string">
            <text:p>NCO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f0[3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0[2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f0[1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0[0]</text:p>
          </table:table-cell>
          <table:table-cell table:number-columns-repeated="3"/>
          <table:table-cell office:value-type="string" calcext:value-type="string">
            <text:p>SwitchMapper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f1[7]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1[6]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Si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d cell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Cell</text:p>
          </table:table-cell>
          <table:table-cell table:style-name="ce7" office:value-type="string" calcext:value-type="string">
            <text:p>Placed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</text:p>
          </table:table-cell>
          <table:table-cell table:style-name="ce8" office:value-type="string" calcext:value-type="string">
            <text:p>f1[5]</text:p>
          </table:table-cell>
          <table:table-cell table:style-name="ce8" table:number-columns-repeated="5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1[4]</text:p>
          </table:table-cell>
          <table:table-cell table:style-name="ce9" table:number-columns-repeated="5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1[3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1[2]</text:p>
          </table:table-cell>
          <table:table-cell table:style-name="ce11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1[1]</text:p>
          </table:table-cell>
          <table:table-cell table:style-name="ce11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1[0]</text:p>
          </table:table-cell>
          <table:table-cell table:style-name="ce11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sel</text:p>
          </table:table-cell>
          <table:table-cell table:style-name="ce11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lk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cw[7]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cw[6]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Si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d cell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Cell</text:p>
          </table:table-cell>
          <table:table-cell table:style-name="ce7" office:value-type="string" calcext:value-type="string">
            <text:p>Placed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5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4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3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2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1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cw[0]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ym[1]</text:p>
          </table:table-cell>
          <table:table-cell table:style-name="ce10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m[0]</text:p>
          </table:table-cell>
          <table:table-cell table:number-columns-repeated="5"/>
          <table:table-cell table:style-name="ce8"/>
          <table:table-cell table:style-name="Default"/>
          <table:table-cell table:style-name="ce8" table:number-columns-repeated="1013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mod</text:p>
          </table:table-cell>
          <table:table-cell table:number-columns-repeated="5"/>
          <table:table-cell table:style-name="ce8" table:number-columns-repeated="1015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8" table:number-columns-repeated="1015"/>
          <table:table-cell/>
        </table:table-row>
        <table:table-row table:style-name="ro3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Si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d cell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Cell</text:p>
          </table:table-cell>
          <table:table-cell table:style-name="ce7" office:value-type="string" calcext:value-type="string">
            <text:p>Placed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/>
          <table:table-cell table:style-name="ce2" table:number-columns-repeated="2"/>
          <table:table-cell/>
          <table:table-cell table:style-name="ce2"/>
          <table:table-cell table:style-name="ce8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witch[2]</text:p>
          </table:table-cell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witch[1]</text:p>
          </table:table-cell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witch[0]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VD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G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O_byp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5"/>
          <table:table-cell table:style-name="ce2" table:number-columns-repeated="6"/>
          <table:table-cell table:number-columns-repeated="101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WB430_pinout.A24:WB430_pinout.AMJ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scale-to="100%" style:table-centering="both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DejaVu Sans Mono1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9-10">00/00/0000</text:date></text:span><text:span text:style-name="MT1"> </text:span><text:span text:style-name="MT1"><text:time style:data-style-name="N2" text:time-value="23:04:58.309505902">00:00:00</text:tim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3:04:58.311466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30T01:54:05</meta:creation-date>
    <dc:date>2016-09-10T23:48:14.283147389</dc:date>
    <meta:editing-duration>P2DT8H38M41S</meta:editing-duration>
    <meta:editing-cycles>70</meta:editing-cycles>
    <meta:generator>LibreOffice/5.1.4.2$Linux_X86_64 LibreOffice_project/10m0$Build-2</meta:generator>
    <meta:print-date>2011-07-18T23:25:02</meta:print-date>
    <meta:document-statistic meta:table-count="1" meta:cell-count="168" meta:object-count="0"/>
  </office:meta>
</office:document-meta>
</file>